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stdio.h&gt;</text:p>
      <text:p text:style-name="Standard">int main(){</text:p>
      <text:p text:style-name="Standard">int i,sum=0,n=50;</text:p>
      <text:p text:style-name="Standard">for(i=0;i&lt;=n;++i)</text:p>
      <text:p text:style-name="Standard">{</text:p>
      <text:p text:style-name="Standard"><text:s/>sum+=i;</text:p>
      <text:p text:style-name="Standard">}</text:p>
      <text:p text:style-name="Standard">printf("Sum of numbers from 1 to %d is %d\n",n,sum);</text:p>
      <text:p text:style-name="Standard">return 0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06T20:32:10.295387278</meta:creation-date>
    <dc:date>2025-01-06T20:33:06.462127878</dc:date>
    <meta:editing-duration>PT56S</meta:editing-duration>
    <meta:editing-cycles>1</meta:editing-cycles>
    <meta:document-statistic meta:table-count="0" meta:image-count="0" meta:object-count="0" meta:page-count="1" meta:paragraph-count="9" meta:word-count="20" meta:character-count="133" meta:non-whitespace-character-count="121"/>
    <meta:generator>LibreOffice/6.0.7.3$Linux_X86_64 LibreOffice_project/00m0$Build-3</meta:generator>
  </office:meta>
</office:document-meta>
</file>